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50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1.tdms</text:p>
          </table:table-cell>
          <table:table-cell office:value-type="string" table:style-name="ce1">
            <text:p>1405Motor/1405Motor01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2.tdms</text:p>
          </table:table-cell>
          <table:table-cell office:value-type="string" table:style-name="ce1">
            <text:p>1405Motor/1405Motor02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2.tdms</text:p>
          </table:table-cell>
          <table:table-cell office:value-type="string" table:style-name="ce1">
            <text:p>1505Motor/1505Motor12.csv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3.tdms</text:p>
          </table:table-cell>
          <table:table-cell office:value-type="string" table:style-name="ce1">
            <text:p>1505Motor/1505Motor13.csv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number-rows-repeated="11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9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49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0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95" table:style-name="ro2">
          <table:table-cell table:number-columns-repeated="16384"/>
        </table:table-row>
      </table:table>
      <table:database-ranges>
        <table:database-range table:target-range-address="Full1.A1:Full1.AE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6T11:04:13Z</dc:date>
    <meta:editing-cycles>16</meta:editing-cycles>
    <meta:editing-duration>PT7920S</meta:editing-duration>
  </office:meta>
</office:document-meta>
</file>